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0.967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.5cm" fo:margin-bottom="0cm" fo:text-align="start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5cm" fo:margin-bottom="0cm" fo:text-align="start" fo:text-indent="0cm"/>
      <style:text-properties fo:font-weight="bold" style:font-weight-asian="bold" style:font-weight-complex="bold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margin-top="0.5cm" fo:margin-bottom="0cm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top="0.5cm" fo:margin-bottom="0cm"/>
      <style:text-properties fo:font-weight="bold" style:font-weight-asian="bold" style:font-weight-complex="bold"/>
    </style:style>
    <style:style style:name="P12" style:family="paragraph">
      <style:paragraph-properties fo:margin-top="0.5cm" fo:margin-bottom="0cm"/>
    </style:style>
    <style:style style:name="T1" style:family="text">
      <style:text-properties fo:color="#ffff00" loext:opacity="100%"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0000" loext:opacity="100%" fo:font-weight="bold" style:font-weight-asian="bold" style:font-weight-complex="bold"/>
    </style:style>
    <style:style style:name="T5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00" loext:opacity="100%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color="#8d1d75" loext:opacity="100%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3faf46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8d1d75" loext:opacity="100%" fo:font-weight="bold" style:font-weight-asian="bold" style:font-weight-complex="bold"/>
    </style:style>
    <style:style style:name="T11" style:family="text">
      <style:text-properties fo:color="#800080" loext:opacity="100%" fo:font-weight="bold" style:font-weight-asian="bold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800080" loext:opacity="100%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800080" loext:opacity="100%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color="#069a2e" loext:opacity="100%" fo:font-size="24pt" fo:font-weight="bold" fo:background-color="transparent" style:font-size-asian="24pt" style:font-weight-asian="bold" style:font-size-complex="24pt" style:font-weight-complex="bold"/>
    </style:style>
    <style:style style:name="T19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color="#069a2e" loext:opacity="100%" fo:font-weight="bold" fo:background-color="transparent" style:font-weight-asian="bold" style:font-weight-complex="bold"/>
    </style:style>
    <style:style style:name="T21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loext:opacity="100%" fo:font-weight="normal" style:font-weight-asian="normal" style:font-weight-complex="normal"/>
    </style:style>
    <style:style style:name="T24" style:family="text">
      <style:text-properties fo:font-variant="normal" fo:text-transform="none" fo:color="#069a2e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Pyt</text:span><text:span text:style-name="T2">hon:</text:span><text:span text:style-name="T3"> </text:span><text:span text:style-name="T4">For</text:span><text:span text:style-name="T3"> </text:span><text:span text:style-name="T4">Loops </text:span></text:p>
          </draw:text-box>
        </draw:frame>
        <draw:frame presentation:style-name="pr4" draw:text-style-name="P5" draw:layer="layout" svg:width="24.635cm" svg:height="12.112cm" svg:x="1.4cm" svg:y="3.066cm" presentation:class="subtitle" presentation:user-transformed="true">
          <draw:text-box>
            <text:p text:style-name="P3"><text:span text:style-name="T5">Structured data that can iterate</text:span></text:p>
            <text:p text:style-name="P3"><text:span text:style-name="T6"/></text:p>
            <text:p text:style-name="P3"><text:span text:style-name="T7">for</text:span><text:span text:style-name="T8"> x </text:span><text:span text:style-name="T7">in</text:span><text:span text:style-name="T8"> [0,1,2.4,’abc’]:</text:span></text:p>
            <text:p text:style-name="P3"><text:span text:style-name="T8"><text:tab/></text:span><text:span text:style-name="T8">…</text:span></text:p>
            <text:p text:style-name="P3"><text:span text:style-name="T8"/></text:p>
            <text:p text:style-name="P3"><text:span text:style-name="T7">for</text:span><text:span text:style-name="T8"> x </text:span><text:span text:style-name="T7">in</text:span><text:span text:style-name="T8"> </text:span><text:span text:style-name="T9">range</text:span><text:span text:style-name="T8">(0:2): <text:s/>#range(0:2) = [0,1]</text:span></text:p>
            <text:p text:style-name="P3"><text:span text:style-name="T8"><text:tab/></text:span><text:span text:style-name="T8">…</text:span></text:p>
            <text:p text:style-name="P3"><text:span text:style-name="T8"/></text:p>
            <text:p text:style-name="P4"><text:span text:style-name="T7">for</text:span><text:span text:style-name="T8"> x </text:span><text:span text:style-name="T7">in </text:span><text:span text:style-name="T6">‘abc’:</text:span></text:p>
            <text:p text:style-name="P4"><text:span text:style-name="T6"><text:tab/></text:span><text:span text:style-name="T6">…</text:span><text:span text:style-name="T6">.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11.935cm" svg:height="9.009cm" svg:x="1.4cm" svg:y="3.056cm" presentation:class="outline" presentation:user-transformed="true">
          <draw:text-box>
            <text:p text:style-name="P6"><text:span text:style-name="T10">for</text:span> x <text:span text:style-name="T10">in</text:span> [1,2.4,’abc’]:</text:p>
            <text:p text:style-name="P6"><text:s text:c="5"/><text:span text:style-name="T11">print</text:span>(x)</text:p>
            <text:p text:style-name="P6"><text:span text:style-name="T3">1</text:span></text:p>
            <text:p text:style-name="P6"><text:span text:style-name="T3">2.4</text:span></text:p>
            <text:p text:style-name="P6"><text:span text:style-name="T3">abc</text:span></text:p>
            <text:p text:style-name="P6"/>
            <text:p text:style-name="P6"/>
          </draw:text-box>
        </draw:frame>
        <draw:frame presentation:style-name="pr2" draw:layer="layout" svg:width="11.935cm" svg:height="8.375cm" svg:x="14.401cm" svg:y="3.055cm" presentation:class="outline" presentation:user-transformed="true">
          <draw:text-box>
            <text:p text:style-name="P6"><text:span text:style-name="T10">for</text:span> x <text:span text:style-name="T10">in</text:span> ’abc’:</text:p>
            <text:p text:style-name="P6"><text:s text:c="5"/><text:span text:style-name="T11">print</text:span>(x)</text:p>
            <text:p text:style-name="P6"><text:span text:style-name="T3">a</text:span><text:span text:style-name="T3"><text:line-break/></text:span><text:span text:style-name="T3">b</text:span></text:p>
            <text:p text:style-name="P6"><text:span text:style-name="T3">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 text:style-name="P7"><text:span text:style-name="T1">Pyt</text:span><text:span text:style-name="T2">hon:</text:span><text:span text:style-name="T3"> </text:span><text:span text:style-name="T4">While</text:span><text:span text:style-name="T3"> </text:span><text:span text:style-name="T4">Loops </text:span>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p text:style-name="P2"><text:span text:style-name="T3">Conditional stop </text:span><text:span text:style-name="T3">iteration (False)</text:span></text:p>
            <text:p text:style-name="P8"><text:span text:style-name="T6">a = 2</text:span></text:p>
            <text:p text:style-name="P8"><text:span text:style-name="T6">b = 0</text:span></text:p>
            <text:p text:style-name="P8"><text:span text:style-name="T7">while </text:span><text:span text:style-name="T6">a &gt; b</text:span><text:span text:style-name="T12">:</text:span></text:p>
            <text:p text:style-name="P8"><text:span text:style-name="T12"><text:s text:c="6"/></text:span><text:span text:style-name="T13">print</text:span><text:span text:style-name="T12">(a, b)</text:span></text:p>
            <text:p text:style-name="P8"><text:span text:style-name="T12"><text:s text:c="6"/></text:span><text:span text:style-name="T12">b = b + 1</text:span></text:p>
            <text:p text:style-name="P8"><text:span text:style-name="T14">2 0</text:span></text:p>
            <text:p text:style-name="P8"><text:span text:style-name="T14">2 1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 text:style-name="P7"><text:span text:style-name="T1">Pyt</text:span><text:span text:style-name="T2">hon: Conditional</text:span></text:p>
          </draw:text-box>
        </draw:frame>
        <draw:frame presentation:style-name="pr2" draw:text-style-name="P2" draw:layer="layout" svg:width="25.199cm" svg:height="1.395cm" svg:x="1.4cm" svg:y="3.685cm" presentation:class="outline" presentation:user-transformed="true">
          <draw:text-box>
            <text:p text:style-name="P2"><text:span text:style-name="T3">Select according the </text:span><text:span text:style-name="T3">conditional</text:span></text:p>
            <text:p text:style-name="P2"><text:span text:style-name="T15"/></text:p>
            <text:p text:style-name="P2"><text:span text:style-name="T15"/></text:p>
          </draw:text-box>
        </draw:frame>
        <draw:frame presentation:style-name="pr2" draw:text-style-name="P9" draw:layer="layout" svg:width="7.489cm" svg:height="7.62cm" svg:x="2.036cm" svg:y="6.35cm" presentation:class="outline" presentation:user-transformed="true">
          <draw:text-box>
            <text:p text:style-name="P9"><text:span text:style-name="T16">if</text:span><text:span text:style-name="T17"> </text:span><text:span text:style-name="T18">condition1</text:span><text:span text:style-name="T17">:</text:span></text:p>
            <text:p text:style-name="P9"><text:span text:style-name="T17"><text:s text:c="4"/>…</text:span><text:span text:style-name="T17">.</text:span></text:p>
            <text:p text:style-name="P9"><text:span text:style-name="T17"/></text:p>
            <text:p text:style-name="P9"><text:span text:style-name="T17"/></text:p>
          </draw:text-box>
        </draw:frame>
        <draw:frame presentation:style-name="pr2" draw:text-style-name="P2" draw:layer="layout" svg:width="25.199cm" svg:height="1.395cm" svg:x="1.401cm" svg:y="3.686cm" presentation:class="outline" presentation:user-transformed="true">
          <draw:text-box>
            <text:p text:style-name="P2"><text:span text:style-name="T3">Select according the </text:span><text:span text:style-name="T3">conditional</text:span></text:p>
            <text:p text:style-name="P2"><text:span text:style-name="T15"/></text:p>
            <text:p text:style-name="P2"><text:span text:style-name="T15"/></text:p>
          </draw:text-box>
        </draw:frame>
        <draw:frame presentation:style-name="pr2" draw:text-style-name="P2" draw:layer="layout" svg:width="25.199cm" svg:height="1.395cm" svg:x="1.401cm" svg:y="3.686cm" presentation:class="outline" presentation:user-transformed="true">
          <draw:text-box>
            <text:p text:style-name="P2"><text:span text:style-name="T3">Select according the </text:span><text:span text:style-name="T3">conditional</text:span></text:p>
            <text:p text:style-name="P2"><text:span text:style-name="T15"/></text:p>
            <text:p text:style-name="P2"><text:span text:style-name="T15"/></text:p>
          </draw:text-box>
        </draw:frame>
        <draw:frame presentation:style-name="pr2" draw:text-style-name="P9" draw:layer="layout" svg:width="7.489cm" svg:height="7.62cm" svg:x="10.137cm" svg:y="6.35cm" presentation:class="outline" presentation:user-transformed="true">
          <draw:text-box>
            <text:p text:style-name="P9"><text:span text:style-name="T16">if</text:span><text:span text:style-name="T17"> </text:span><text:span text:style-name="T18">condition1</text:span><text:span text:style-name="T17">:</text:span></text:p>
            <text:p text:style-name="P9"><text:span text:style-name="T17"><text:s text:c="4"/>…</text:span><text:span text:style-name="T17">.</text:span></text:p>
            <text:p text:style-name="P10"><text:span text:style-name="T16">else:</text:span></text:p>
            <text:p text:style-name="P10"><text:span text:style-name="T16"><text:s text:c="5"/></text:span><text:span text:style-name="T19">…</text:span><text:span text:style-name="T19">.</text:span></text:p>
            <text:p text:style-name="P9"><text:span text:style-name="T17"/></text:p>
            <text:p text:style-name="P9"><text:span text:style-name="T17"/></text:p>
          </draw:text-box>
        </draw:frame>
        <draw:frame presentation:style-name="pr2" draw:text-style-name="P2" draw:layer="layout" svg:width="7.489cm" svg:height="7.62cm" svg:x="18.638cm" svg:y="5.85cm" presentation:class="outline" presentation:user-transformed="true">
          <draw:text-box>
            <text:p text:style-name="P2"><text:span text:style-name="T11">if</text:span><text:span text:style-name="T15"> </text:span><text:span text:style-name="T20">condition1</text:span><text:span text:style-name="T15">:</text:span></text:p>
            <text:p text:style-name="P2"><text:span text:style-name="T15"><text:s text:c="4"/>…</text:span><text:span text:style-name="T15">.</text:span></text:p>
            <text:p text:style-name="P11"><text:span text:style-name="T21">elif</text:span><text:span text:style-name="T22"> </text:span><text:span text:style-name="T20">condition2</text:span><text:span text:style-name="T15">:</text:span></text:p>
            <text:p text:style-name="P11"><text:span text:style-name="T15"><text:s text:c="4"/>…</text:span><text:span text:style-name="T15">.</text:span></text:p>
            <text:p text:style-name="P11"><text:span text:style-name="T11">else:</text:span></text:p>
            <text:p text:style-name="P11"><text:span text:style-name="T11"><text:s text:c="5"/></text:span><text:span text:style-name="T23">…</text:span><text:span text:style-name="T23">.</text:span></text:p>
            <text:p text:style-name="P2"><text:span text:style-name="T15"/></text:p>
            <text:p text:style-name="P2"><text:span text:style-name="T15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layer="layout" svg:width="25.199cm" svg:height="11.549cm" svg:x="1.4cm" svg:y="1.27cm" presentation:class="outline" presentation:user-transformed="true">
          <draw:text-box>
            <text:p text:style-name="P12"><text:span text:style-name="T11">if</text:span><text:span text:style-name="T15"> </text:span><text:span text:style-name="T20">a &gt; b</text:span><text:span text:style-name="T15">:</text:span></text:p>
            <text:p text:style-name="P12"><text:span text:style-name="T15"><text:s text:c="3"/></text:span><text:span text:style-name="T15"><text:tab/></text:span><text:span text:style-name="T11">print</text:span><text:span text:style-name="T15">(‘a is higher </text:span><text:span text:style-name="T15">than b’)</text:span></text:p>
            <text:p text:style-name="P12"><text:span text:style-name="T21">elif</text:span><text:span text:style-name="T22"> </text:span><text:span text:style-name="T24">a = b</text:span><text:span text:style-name="T15">:</text:span></text:p>
            <text:p text:style-name="P12"><text:span text:style-name="T25"><text:s text:c="4"/></text:span><text:span text:style-name="T11">print</text:span><text:span text:style-name="T15">(‘a is equal to </text:span><text:span text:style-name="T15">b’)</text:span></text:p>
            <text:p text:style-name="P12"><text:span text:style-name="T11">else:</text:span></text:p>
            <text:p text:style-name="P12"><text:span text:style-name="T21"><text:s text:c="4"/></text:span><text:span text:style-name="T11">print</text:span><text:span text:style-name="T23">(‘a is lower than </text:span><text:span text:style-name="T23">b’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9T20:04:30.460662186</meta:creation-date>
    <dc:date>2024-02-09T20:43:43.071007911</dc:date>
    <meta:editing-duration>PT23M18S</meta:editing-duration>
    <meta:editing-cycles>5</meta:editing-cycles>
    <meta:generator>LibreOffice/7.3.7.2$Linux_X86_64 LibreOffice_project/30$Build-2</meta:generator>
    <meta:document-statistic meta:object-count="49"/>
  </office:meta>
</office:document-meta>
</file>